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25000 knng 50 (class 1)</text:p>
          </table:table-cell>
          <table:table-cell office:value-type="string" calcext:value-type="string">
            <text:p>25000 knng 50 (class 2)</text:p>
          </table:table-cell>
          <table:table-cell office:value-type="string" calcext:value-type="string">
            <text:p>1000 kn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444" calcext:value-type="float">
            <text:p>0.87444</text:p>
          </table:table-cell>
          <table:table-cell office:value-type="float" office:value="0.84104" calcext:value-type="float">
            <text:p>0.841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388" calcext:value-type="float">
            <text:p>0.93388</text:p>
          </table:table-cell>
          <table:table-cell office:value-type="float" office:value="0.8518" calcext:value-type="float">
            <text:p>0.85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20136" calcext:value-type="float">
            <text:p>0.201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11052" calcext:value-type="float">
            <text:p>0.110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22:39:33.218931080</meta:creation-date>
    <dc:date>2016-07-19T23:08:24.138441886</dc:date>
    <meta:editing-duration>PT13M40S</meta:editing-duration>
    <meta:editing-cycles>1</meta:editing-cycles>
    <meta:document-statistic meta:table-count="1" meta:cell-count="30" meta:object-count="0"/>
    <meta:generator>LibreOffice/4.2.8.2$Linux_X86_64 LibreOffice_project/420m0$Build-2</meta:generator>
  </office:meta>
</office:document-meta>
</file>